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roman" svg:font-family="'Times new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3ac6" officeooo:paragraph-rsid="00023ac6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23ac6" officeooo:paragraph-rsid="00023ac6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3a9f2" officeooo:paragraph-rsid="00050101"/>
    </style:style>
    <style:style style:name="P4" style:family="paragraph" style:parent-style-name="Standard">
      <style:paragraph-properties fo:text-align="start" style:justify-single-word="false"/>
      <style:text-properties officeooo:paragraph-rsid="00050101"/>
    </style:style>
    <style:style style:name="P5" style:family="paragraph" style:parent-style-name="Standard">
      <style:paragraph-properties fo:text-align="start" style:justify-single-word="false"/>
      <style:text-properties officeooo:paragraph-rsid="000681cb"/>
    </style:style>
    <style:style style:name="P6" style:family="paragraph" style:parent-style-name="Standard">
      <style:paragraph-properties fo:text-align="start" style:justify-single-word="false"/>
      <style:text-properties officeooo:paragraph-rsid="001119b7"/>
    </style:style>
    <style:style style:name="P7" style:family="paragraph" style:parent-style-name="Standard">
      <style:paragraph-properties fo:text-align="start" style:justify-single-word="false"/>
      <style:text-properties officeooo:rsid="000681cb" officeooo:paragraph-rsid="0003a9f2"/>
    </style:style>
    <style:style style:name="P8" style:family="paragraph" style:parent-style-name="Standard">
      <style:paragraph-properties fo:text-align="start" style:justify-single-word="false"/>
      <style:text-properties officeooo:rsid="000681cb" officeooo:paragraph-rsid="000681cb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0681cb" fo:background-color="#ff33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0c56f8" officeooo:paragraph-rsid="000c56f8"/>
    </style:style>
    <style:style style:name="P11" style:family="paragraph" style:parent-style-name="Standard">
      <style:paragraph-properties fo:text-align="start" style:justify-single-word="false"/>
      <style:text-properties officeooo:rsid="000c56f8" officeooo:paragraph-rsid="000ddd39"/>
    </style:style>
    <style:style style:name="P12" style:family="paragraph" style:parent-style-name="Standard">
      <style:paragraph-properties fo:text-align="start" style:justify-single-word="false"/>
      <style:text-properties officeooo:rsid="000c56f8" officeooo:paragraph-rsid="0003a9f2"/>
    </style:style>
    <style:style style:name="P13" style:family="paragraph" style:parent-style-name="Standard">
      <style:paragraph-properties fo:text-align="start" style:justify-single-word="false"/>
      <style:text-properties fo:color="#800000" officeooo:rsid="000e609d" officeooo:paragraph-rsid="000e609d"/>
    </style:style>
    <style:style style:name="P14" style:family="paragraph" style:parent-style-name="Standard">
      <style:paragraph-properties fo:text-align="start" style:justify-single-word="false"/>
      <style:text-properties fo:color="#800000" officeooo:rsid="000e64b2" officeooo:paragraph-rsid="000e64b2" fo:background-color="#ffff00"/>
    </style:style>
    <style:style style:name="P15" style:family="paragraph" style:parent-style-name="Standard">
      <style:paragraph-properties fo:text-align="start" style:justify-single-word="false"/>
      <style:text-properties fo:color="#800000" style:text-outline="false" style:text-line-through-style="none" style:text-line-through-type="none" style:font-name="Liberation Sans1" fo:font-size="10pt" fo:font-style="normal" fo:text-shadow="none" style:text-underline-style="none" fo:font-weight="bold" officeooo:paragraph-rsid="000681cb" style:font-size-asian="10pt" style:font-style-asian="normal" style:font-weight-asian="bold" style:text-emphasize="none"/>
    </style:style>
    <style:style style:name="P16" style:family="paragraph" style:parent-style-name="Standard">
      <style:paragraph-properties fo:text-align="start" style:justify-single-word="false"/>
      <style:text-properties fo:color="#ff3333" officeooo:paragraph-rsid="000681cb"/>
    </style:style>
    <style:style style:name="P17" style:family="paragraph" style:parent-style-name="Standard">
      <style:paragraph-properties fo:text-align="start" style:justify-single-word="false"/>
      <style:text-properties style:use-window-font-color="true" fo:font-weight="bold" officeooo:rsid="000e609d" officeooo:paragraph-rsid="000e609d" fo:background-color="transparen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0e64b2" officeooo:paragraph-rsid="000e64b2"/>
    </style:style>
    <style:style style:name="P19" style:family="paragraph" style:parent-style-name="Standard">
      <style:paragraph-properties fo:text-align="start" style:justify-single-word="false"/>
      <style:text-properties officeooo:rsid="001551a7" officeooo:paragraph-rsid="001551a7"/>
    </style:style>
    <style:style style:name="P20" style:family="paragraph" style:parent-style-name="Standard">
      <style:paragraph-properties fo:text-align="start" style:justify-single-word="false"/>
      <style:text-properties officeooo:rsid="001b5203" officeooo:paragraph-rsid="001b5203"/>
    </style:style>
    <style:style style:name="P21" style:family="paragraph" style:parent-style-name="Text_20_body">
      <style:paragraph-properties fo:text-align="start" style:justify-single-word="false"/>
    </style:style>
    <style:style style:name="P22" style:family="paragraph" style:parent-style-name="Text_20_body">
      <style:paragraph-properties fo:text-align="start" style:justify-single-word="false"/>
      <style:text-properties officeooo:paragraph-rsid="000681cb"/>
    </style:style>
    <style:style style:name="P23" style:family="paragraph" style:parent-style-name="Preformatted_20_Text">
      <style:paragraph-properties fo:text-align="start" style:justify-single-word="false"/>
      <style:text-properties officeooo:paragraph-rsid="000681cb"/>
    </style:style>
    <style:style style:name="P24" style:family="paragraph" style:parent-style-name="Preformatted_20_Text">
      <style:text-properties fo:font-weight="bold" style:font-weight-asian="bold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font-weight="bold" officeooo:paragraph-rsid="000681cb" style:font-weight-asian="bold" style:font-weight-complex="bold"/>
    </style:style>
    <style:style style:name="P26" style:family="paragraph" style:parent-style-name="Preformatted_20_Text">
      <style:text-properties fo:color="#ff3333"/>
    </style:style>
    <style:style style:name="P27" style:family="paragraph" style:parent-style-name="Preformatted_20_Text">
      <style:paragraph-properties fo:text-align="start" style:justify-single-word="false"/>
      <style:text-properties fo:color="#ff3333" officeooo:paragraph-rsid="000681cb"/>
    </style:style>
    <style:style style:name="P28" style:family="paragraph" style:parent-style-name="Preformatted_20_Text">
      <style:text-properties fo:color="#330000"/>
    </style:style>
    <style:style style:name="P29" style:family="paragraph" style:parent-style-name="Preformatted_20_Text">
      <style:paragraph-properties fo:text-align="start" style:justify-single-word="false"/>
      <style:text-properties officeooo:paragraph-rsid="000681cb" fo:background-color="#ffff00"/>
    </style:style>
    <style:style style:name="P30" style:family="paragraph" style:parent-style-name="Preformatted_20_Text">
      <style:paragraph-properties fo:text-align="start" style:justify-single-word="false"/>
      <style:text-properties officeooo:rsid="00023ac6" officeooo:paragraph-rsid="00023ac6"/>
    </style:style>
    <style:style style:name="P31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32" style:family="paragraph" style:parent-style-name="Preformatted_20_Text">
      <style:paragraph-properties fo:margin-top="0cm" fo:margin-bottom="0.499cm" loext:contextual-spacing="false"/>
      <style:text-properties fo:background-color="#ffff00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ff3333"/>
    </style:style>
    <style:style style:name="P34" style:family="paragraph" style:parent-style-name="Preformatted_20_Text">
      <style:paragraph-properties fo:margin-top="0cm" fo:margin-bottom="0.499cm" loext:contextual-spacing="false" fo:padding="0cm" fo:border="none"/>
    </style:style>
    <style:style style:name="P35" style:family="paragraph" style:parent-style-name="Preformatted_20_Text">
      <style:paragraph-properties fo:padding="0cm" fo:border="none"/>
    </style:style>
    <style:style style:name="P36" style:family="paragraph" style:parent-style-name="Heading_20_2">
      <style:paragraph-properties fo:text-align="start" style:justify-single-word="false"/>
      <style:text-properties officeooo:paragraph-rsid="000681cb"/>
    </style:style>
    <style:style style:name="P37" style:family="paragraph" style:parent-style-name="Standard">
      <style:paragraph-properties fo:text-align="start" style:justify-single-word="false" style:writing-mode="lr-tb"/>
      <style:text-properties fo:color="#8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P38" style:family="paragraph" style:parent-style-name="Standard">
      <style:paragraph-properties fo:text-align="start" style:justify-single-word="false"/>
      <style:text-properties fo:color="#800000" officeooo:rsid="002133bd" officeooo:paragraph-rsid="000681cb"/>
    </style:style>
    <style:style style:name="P39" style:family="paragraph" style:parent-style-name="Standard">
      <style:paragraph-properties fo:text-align="start" style:justify-single-word="false"/>
      <style:text-properties fo:color="#800000" fo:font-weight="bold" officeooo:rsid="002133bd" officeooo:paragraph-rsid="002133bd" fo:background-color="#ffff0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800000" officeooo:rsid="002133bd" officeooo:paragraph-rsid="002133bd" fo:background-color="#ffff00"/>
    </style:style>
    <style:style style:name="P41" style:family="paragraph" style:parent-style-name="Standard">
      <style:paragraph-properties fo:text-align="start" style:justify-single-word="false"/>
      <style:text-properties officeooo:paragraph-rsid="00050101"/>
    </style:style>
    <style:style style:name="P42" style:family="paragraph" style:parent-style-name="Standard">
      <style:paragraph-properties fo:text-align="start" style:justify-single-word="false"/>
      <style:text-properties officeooo:rsid="000c56f8" officeooo:paragraph-rsid="0003a9f2"/>
    </style:style>
    <style:style style:name="P43" style:family="paragraph" style:parent-style-name="Standard">
      <style:paragraph-properties fo:text-align="start" style:justify-single-word="false"/>
      <style:text-properties officeooo:rsid="0003a9f2" officeooo:paragraph-rsid="00050101"/>
    </style:style>
    <style:style style:name="P44" style:family="paragraph" style:parent-style-name="Standard">
      <style:paragraph-properties fo:text-align="start" style:justify-single-word="false"/>
      <style:text-properties officeooo:rsid="002133bd" officeooo:paragraph-rsid="002133b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227774" officeooo:paragraph-rsid="00227774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227774" officeooo:paragraph-rsid="00227774"/>
    </style:style>
    <style:style style:name="P47" style:family="paragraph" style:parent-style-name="Standard">
      <style:paragraph-properties fo:text-align="start" style:justify-single-word="false"/>
      <style:text-properties officeooo:rsid="00227774" officeooo:paragraph-rsid="002502e8"/>
    </style:style>
    <style:style style:name="P48" style:family="paragraph" style:parent-style-name="Standard">
      <style:paragraph-properties fo:text-align="start" style:justify-single-word="false"/>
      <style:text-properties officeooo:rsid="002502e8" officeooo:paragraph-rsid="002502e8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27774" officeooo:paragraph-rsid="00227774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officeooo:rsid="00227774" officeooo:paragraph-rsid="00227774"/>
    </style:style>
    <style:style style:name="P51" style:family="paragraph" style:parent-style-name="Text_20_body" style:list-style-name="L1"/>
    <style:style style:name="P52" style:family="paragraph" style:parent-style-name="Text_20_body" style:list-style-name="L1">
      <style:paragraph-properties fo:margin-top="0cm" fo:margin-bottom="0cm" loext:contextual-spacing="false"/>
    </style:style>
    <style:style style:name="P53" style:family="paragraph" style:parent-style-name="Preformatted_20_Text">
      <style:paragraph-properties fo:text-align="start" style:justify-single-word="false"/>
      <style:text-properties officeooo:rsid="00227774" officeooo:paragraph-rsid="00050101"/>
    </style:style>
    <style:style style:name="P54" style:family="paragraph" style:parent-style-name="Preformatted_20_Text">
      <style:paragraph-properties fo:text-align="start" style:justify-single-word="false"/>
      <style:text-properties style:font-name="Times newroman" fo:font-size="12pt" fo:font-weight="bold" officeooo:rsid="0022a3d9" officeooo:paragraph-rsid="0022a3d9" style:font-size-asian="12pt" style:font-weight-asian="bold" style:font-size-complex="12pt" style:font-weight-complex="bold"/>
    </style:style>
    <style:style style:name="P55" style:family="paragraph" style:parent-style-name="Preformatted_20_Text">
      <style:text-properties style:font-name="Times newroman" fo:font-size="12pt" style:font-size-asian="12pt" style:font-size-complex="12pt"/>
    </style:style>
    <style:style style:name="P56" style:family="paragraph" style:parent-style-name="Preformatted_20_Text">
      <style:paragraph-properties fo:margin-top="0cm" fo:margin-bottom="0.499cm" loext:contextual-spacing="false"/>
      <style:text-properties style:font-name="Times newroman" fo:font-size="12pt" style:font-size-asian="12pt" style:font-size-complex="12pt"/>
    </style:style>
    <style:style style:name="T1" style:family="text">
      <style:text-properties fo:background-color="#ff6666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background-color="#6666ff" loext:char-shading-value="0"/>
    </style:style>
    <style:style style:name="T4" style:family="text">
      <style:text-properties fo:background-color="#cfe7f5" loext:char-shading-value="0"/>
    </style:style>
    <style:style style:name="T5" style:family="text">
      <style:text-properties fo:background-color="#ff950e" loext:char-shading-value="0"/>
    </style:style>
    <style:style style:name="T6" style:family="text">
      <style:text-properties officeooo:rsid="0003a9f2" fo:background-color="#ff950e" loext:char-shading-value="0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3a9f2" style:font-size-asian="12pt" style:font-size-complex="12pt"/>
    </style:style>
    <style:style style:name="T9" style:family="text">
      <style:text-properties style:font-name="Liberation Serif" fo:font-size="12pt" fo:background-color="#ffff00" loext:char-shading-value="0" style:font-size-asian="12pt" style:font-size-complex="12pt"/>
    </style:style>
    <style:style style:name="T10" style:family="text">
      <style:text-properties style:font-name="Liberation Serif" fo:font-size="12pt" officeooo:rsid="0003a9f2" fo:background-color="#ffff00" loext:char-shading-value="0" style:font-size-asian="12pt" style:font-size-complex="12pt"/>
    </style:style>
    <style:style style:name="T11" style:family="text">
      <style:text-properties fo:background-color="#ffcc99" loext:char-shading-value="0"/>
    </style:style>
    <style:style style:name="T12" style:family="text">
      <style:text-properties officeooo:rsid="0003a9f2" fo:background-color="#ffcc99" loext:char-shading-value="0"/>
    </style:style>
    <style:style style:name="T13" style:family="text">
      <style:text-properties officeooo:rsid="000681cb"/>
    </style:style>
    <style:style style:name="T14" style:family="text">
      <style:text-properties fo:color="#ff0000"/>
    </style:style>
    <style:style style:name="T15" style:family="text">
      <style:text-properties fo:color="#ff0000" officeooo:rsid="000681cb"/>
    </style:style>
    <style:style style:name="T16" style:family="text">
      <style:text-properties officeooo:rsid="000848fc"/>
    </style:style>
    <style:style style:name="T17" style:family="text">
      <style:text-properties fo:color="#800000"/>
    </style:style>
    <style:style style:name="T18" style:family="text">
      <style:text-properties fo:color="#800000" officeooo:rsid="000848fc"/>
    </style:style>
    <style:style style:name="T19" style:family="text">
      <style:text-properties fo:color="#800000" fo:font-weight="bold" style:font-weight-asian="bold" style:font-weight-complex="bold"/>
    </style:style>
    <style:style style:name="T20" style:family="text">
      <style:text-properties fo:color="#800000" fo:font-weight="bold" officeooo:rsid="001119b7" style:font-weight-asian="bold" style:font-weight-complex="bold"/>
    </style:style>
    <style:style style:name="T21" style:family="text">
      <style:text-properties fo:color="#800000" fo:font-weight="bold" fo:background-color="#ffff00" loext:char-shading-value="0" style:font-weight-asian="bold" style:font-weight-complex="bold"/>
    </style:style>
    <style:style style:name="T22" style:family="text">
      <style:text-properties fo:color="#800000" officeooo:rsid="001551a7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0ddd39"/>
    </style:style>
    <style:style style:name="T26" style:family="text">
      <style:text-properties fo:color="#ff3333"/>
    </style:style>
    <style:style style:name="T27" style:family="text">
      <style:text-properties fo:color="#000000"/>
    </style:style>
    <style:style style:name="T28" style:family="text">
      <style:text-properties fo:color="#330000"/>
    </style:style>
    <style:style style:name="T29" style:family="text">
      <style:text-properties officeooo:rsid="000fd506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502e8" style:font-weight-asian="bold" style:font-weight-complex="bold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font-weight="bold" style:font-size-asian="12pt" style:font-weight-asian="bold" style:font-size-complex="12pt" style:font-weight-complex="bold"/>
    </style:style>
    <style:style style:name="T34" style:family="text">
      <style:text-properties officeooo:rsid="0023facb"/>
    </style:style>
    <style:style style:name="T35" style:family="text">
      <style:text-properties officeooo:rsid="002502e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B VIDEO CLASS DRIVER</text:p>
      <text:p text:style-name="P1"/>
      <text:p text:style-name="P1">Step1: Download the source code from <text:a xlink:type="simple" xlink:href="http://www.kernel.org/" text:style-name="Internet_20_link" text:visited-style-name="Visited_20_Internet_20_Link">www.kernel.org</text:a></text:p>
      <text:p text:style-name="P1"/>
      <text:p text:style-name="P1">Step2:<text:tab/><text:span text:style-name="T25">C</text:span>ompile <text:s/>the source code </text:p>
      <text:p text:style-name="P1"><text:tab/># make menuconfig </text:p>
      <text:p text:style-name="P1"/>
      <text:p text:style-name="P1"><text:tab/></text:p>
      <text:p text:style-name="P1"><text:tab/># make -j128 or -j64 or -j32 or -j16 or -j4 </text:p>
      <text:p text:style-name="P6"><text:span text:style-name="T20">Error:-</text:span><text:span text:style-name="Source_20_Text">fatal error: openssl/opensslv.h: No such file or directory</text:span></text:p>
      <text:p text:style-name="P30"><text:span text:style-name="Source_20_Text"/></text:p>
      <text:p text:style-name="P30"><text:span text:style-name="Source_20_Text"><text:span text:style-name="T24">sudo apt-get install libssl-dev</text:span></text:span></text:p>
      <text:p text:style-name="P1"/>
      <text:p text:style-name="P1"><text:tab/># make modules_install</text:p>
      <text:p text:style-name="P1"><text:tab/><text:span text:style-name="T29"># make install</text:span></text:p>
      <text:p text:style-name="P1"><text:tab/># update-grub</text:p>
      <text:p text:style-name="P19"><text:span text:style-name="T21">Warning: </text:span>Setting GRUB_TIMEOUT to a non-zero value when GRUB_HIDDEN_TIMEOUT is set is no longer supported.</text:p>
      <text:p text:style-name="P30"><text:span text:style-name="Source_20_Text"><text:span text:style-name="T22">Goto this directry </text:span></text:span><text:span text:style-name="Source_20_Text"><text:span text:style-name="T17">cat /etc/default/grub</text:span></text:span></text:p>
      <text:p text:style-name="P19">GRUB_HIDDEN_TIMEOUT=0 <text:s/>===&gt; comment this line S <text:s/></text:p>
      <text:p text:style-name="P1"/>
      <text:p text:style-name="P1">Step3 : add the <text:span text:style-name="T4">DEBUGG</text:span> messages in each file in the <text:span text:style-name="T4">UVC driver folder</text:span>.</text:p>
      <text:p text:style-name="P1"><text:tab/>- uvc_video.c</text:p>
      <text:p text:style-name="P1"><text:tab/>- uvc_driver.c and some othre .c files</text:p>
      <text:p text:style-name="P11"><text:tab/><text:span text:style-name="T25"> </text:span></text:p>
      <text:p text:style-name="P11"><text:tab/><text:span text:style-name="T25">=&gt; </text:span>printk("\n%s: called from this LINE:%d\n", __func__,__LINE__); </text:p>
      <text:p text:style-name="P11"><text:tab/><text:span text:style-name="T25">=&gt; </text:span>printk("Caller is %pS\n", __builtin_return_address(0)); </text:p>
      <text:p text:style-name="P11"><text:tab/><text:span text:style-name="T25">=&gt; </text:span>printk("Caller is %pS\n", __builtin_return_address(1)); </text:p>
      <text:p text:style-name="P11"><text:tab/><text:span text:style-name="T25">=&gt; </text:span>printk("Caller is %pS\n", __builtin_return_address(2));</text:p>
      <text:p text:style-name="P11"/>
      <text:p text:style-name="P1">Step4: find the Entry point of the UVC driver from <text:s/>V4L2.</text:p>
      <text:p text:style-name="P1"><text:tab/>- <text:span text:style-name="T5">uvc_init_video_isoc</text:span></text:p>
      <text:p text:style-name="P1"><text:s/><text:tab/>URB ? It is buffer it contains the video data </text:p>
      <text:p text:style-name="P1"><text:tab/>the URB filled in the uvc_video_complete handlear .</text:p>
      <text:p text:style-name="P1"><text:span text:style-name="T18">=&gt;</text:span><text:span text:style-name="T16"> We have limited number of URB, so that we need resubmit the URB for getting data.</text:span></text:p>
      <text:p text:style-name="P1"/>
      <text:p text:style-name="P1">Step5: get the data from<text:span text:style-name="T5"> uvc_video_complete</text:span> , and store it into a file in the kenenl space using the <text:tab/><text:span text:style-name="T5">vfs_write.</text:span></text:p>
      <text:p text:style-name="P1"><text:tab/>file: sample.yuv</text:p>
      <text:p text:style-name="P20">OR</text:p>
      <text:p text:style-name="P20"><text:tab/><text:span text:style-name="T19">kernel_write </text:span>is used for writing the video data into a file in the kernel space .</text:p>
      <text:p text:style-name="P20"/>
      <text:p text:style-name="P1">This sample.yuv file contains video data.</text:p>
      <text:p text:style-name="P1">It is in <text:span text:style-name="T5">MJPG</text:span> formate :</text:p>
      <text:p text:style-name="P1">- MJPG <text:s/>header file contains the 12 bytes of data , this 12 bytes of data we don't need <text:s/>skip and copy the remaining data into the sample.yuv</text:p>
      <text:p text:style-name="P1">- Each Frame <text:span text:style-name="T6">START</text:span> with<text:span text:style-name="T2"> </text:span><text:span text:style-name="T3">ff d8</text:span> and <text:span text:style-name="T6">END</text:span> with <text:span text:style-name="T1">ff d9</text:span> .</text:p>
      <text:p text:style-name="P1">If file contains No.of frames : the data like this <text:span text:style-name="T3"><text:s/>ff d8</text:span> --- - - - - - <text:s/><text:span text:style-name="T1">ff d9</text:span><text:span text:style-name="T3"> ff d8</text:span> ------ - - - - <text:span text:style-name="T1">ff d9</text:span></text:p>
      <text:p text:style-name="P1"><text:tab/></text:p>
      <text:p text:style-name="P3">[ For file writing i use the kthreads , spinlocks and wait Queues ]</text:p>
      <text:p text:style-name="P3"/>
      <text:p text:style-name="P3"/>
      <text:p text:style-name="P3"/>
      <text:p text:style-name="P39"><text:soft-page-break/>Control Transfer:-</text:p>
      <text:p text:style-name="P53"/>
      <text:p text:style-name="P53"><text:span text:style-name="T30"><text:s/></text:span><text:span text:style-name="T33">usb_control_msg</text:span><text:span text:style-name="T32">() Builds a control urb, sends it off and waits for completion</text:span></text:p>
      <text:p text:style-name="P54">Arguments:-</text:p>
      <text:p text:style-name="P55"><text:s text:c="2"/>@<text:span text:style-name="T17">dev</text:span>: pointer to the usb device to send the message to</text:p>
      <text:p text:style-name="P55"><text:s text:c="2"/>@<text:span text:style-name="T17">pipe</text:span>: endpoint "pipe" to send the message to</text:p>
      <text:p text:style-name="P55"><text:s text:c="2"/>@<text:span text:style-name="T17">request</text:span>: USB message request value</text:p>
      <text:p text:style-name="P55"><text:s text:c="2"/>@<text:span text:style-name="T17">requesttype</text:span>: USB message request type value</text:p>
      <text:p text:style-name="P55"><text:s text:c="2"/>@<text:span text:style-name="T17">value</text:span>: USB message value</text:p>
      <text:p text:style-name="P55"><text:s text:c="2"/>@<text:span text:style-name="T17">index</text:span>: USB message index value</text:p>
      <text:p text:style-name="P55"><text:s text:c="2"/><text:span text:style-name="T30">@</text:span><text:span text:style-name="T19">data</text:span><text:span text:style-name="T30">: pointer to the data to send</text:span></text:p>
      <text:p text:style-name="P55"><text:s text:c="2"/>@<text:span text:style-name="T17">size</text:span>: length in bytes of the data to send</text:p>
      <text:p text:style-name="P55"><text:s text:c="2"/>@<text:span text:style-name="T17">timeout</text:span>: time in msecs to wait for the message to complete before timing out (if 0 the wait is forever)</text:p>
      <text:p text:style-name="P55"><text:s/></text:p>
      <text:p text:style-name="P56"><text:s text:c="2"/><text:span text:style-name="T17">Context</text:span>: !in_interrupt ()</text:p>
      <text:p text:style-name="P46">in data buffer contains the bFormateIndex , bFrameIndex, bDescriptorType ,</text:p>
      <text:p text:style-name="P47"><text:span text:style-name="T19">bFormateIndex</text:span>: <text:span text:style-name="T35">it contains the </text:span><text:span text:style-name="T31">bBitsperpixel</text:span></text:p>
      <text:p text:style-name="P48"/>
      <text:p text:style-name="P48"/>
      <text:p text:style-name="P45"><text:span text:style-name="T17">bFrameIndex</text:span>:</text:p>
      <text:p text:style-name="P49">by using this index core will set the resolution wWidth , wHeight </text:p>
      <text:p text:style-name="P49"/>
      <text:p text:style-name="P50"><text:span text:style-name="T30">bDescriptorType</text:span>:</text:p>
      <text:p text:style-name="P49">by using this bDescriptorType index it will assign the address of endpoint and type of transfer (isoc/interrupt/bulk) .</text:p>
      <text:p text:style-name="P49"/>
      <text:p text:style-name="P49"/>
      <text:p text:style-name="P49">MaxVideoFrameBufferSize = wHeight * wWidth * width_multiplier;</text:p>
      <text:p text:style-name="P49"><text:tab/><text:tab/><text:tab/><text:tab/><text:tab/><text:tab/>=1920 * 1080 *2</text:p>
      <text:p text:style-name="P49"><text:tab/><text:tab/><text:tab/><text:tab/><text:tab/><text:tab/>=<text:span text:style-name="T34">960000</text:span></text:p>
      <text:p text:style-name="P49"/>
      <text:p text:style-name="P49"/>
      <text:p text:style-name="P3"/>
      <text:p text:style-name="P3"/>
      <text:p text:style-name="P3"/>
      <text:p text:style-name="P4"><text:span text:style-name="T12">**</text:span><text:a xlink:type="simple" xlink:href="https://stackoverflow.com/questions/4141324/function-caller-in-linux-kernel" text:style-name="Internet_20_link" text:visited-style-name="Visited_20_Internet_20_Link"><text:span text:style-name="T11">Function caller in linux kernel</text:span></text:a></text:p>
      <text:p text:style-name="P18">play:-</text:p>
      <text:p text:style-name="P14">[gst-launch-1.0 filesrc location=sample.yuv ! image/mjpg, width=1920,hight=1080, fromerate=30/1 ! autovideosink ]</text:p>
      <text:p text:style-name="P4"/>
      <text:p text:style-name="P40">gst-play1.0 file.mjpg</text:p>
      <text:p text:style-name="P44"/>
      <text:p text:style-name="P44"/>
      <text:p text:style-name="P4"><text:span text:style-name="T8">You can get the caller with </text:span><text:span text:style-name="Source_20_Text"><text:span text:style-name="T8">__builtin_return_address(</text:span></text:span><text:span text:style-name="Source_20_Text"><text:span text:style-name="T10">0</text:span></text:span><text:span text:style-name="Source_20_Text"><text:span text:style-name="T8">)</text:span></text:span><text:span text:style-name="T8">. </text:span></text:p>
      <text:p text:style-name="P4"><text:span text:style-name="T7">The caller's caller is </text:span><text:span text:style-name="Source_20_Text"><text:span text:style-name="T7">__builtin_return_address(</text:span></text:span><text:span text:style-name="Source_20_Text"><text:span text:style-name="T9">1</text:span></text:span><text:span text:style-name="Source_20_Text"><text:span text:style-name="T7">)</text:span></text:span><text:span text:style-name="T7"> and so on.</text:span></text:p>
      <text:p text:style-name="P21"><text:span text:style-name="T7">It's a GCC extension, documented in the gcc manual: </text:span><text:a xlink:type="simple" xlink:href="http://gcc.gnu.org/onlinedocs/gcc/Return-Address.html" text:style-name="Internet_20_link" text:visited-style-name="Visited_20_Internet_20_Link"><text:span text:style-name="T7">http://gcc.gnu.org/onlinedocs/gcc/Return-Address.html</text:span></text:a></text:p>
      <text:p text:style-name="P21"><text:span text:style-name="Strong_20_Emphasis"><text:span text:style-name="T7">Edit:</text:span></text:span><text:span text:style-name="T7"> I should probably point out, that gets you the address of the caller. If you want the function </text:span><text:soft-page-break/><text:span text:style-name="T7">name you can print it with </text:span><text:span text:style-name="Source_20_Text"><text:span text:style-name="T7">%pS</text:span></text:span><text:span text:style-name="T7">, eg:</text:span><text:span text:style-name="T9"> </text:span><text:span text:style-name="Source_20_Text"><text:span text:style-name="T9">printk("Caller is %pS\n", __builtin_return_address(0));</text:span></text:span></text:p>
      <text:p text:style-name="P21"><text:span text:style-name="T7">If you don't want to print it, you can use </text:span><text:span text:style-name="Source_20_Text"><text:span text:style-name="T7">kallsyms_lookup()</text:span></text:span><text:span text:style-name="T7"> etc.</text:span></text:p>
      <text:p text:style-name="P7"/>
      <text:p text:style-name="P12"/>
      <text:p text:style-name="P12"/>
      <text:p text:style-name="P12"/>
      <text:p text:style-name="P12"/>
      <text:p text:style-name="P10"/>
      <text:p text:style-name="P7"/>
      <text:p text:style-name="P7"/>
      <text:p text:style-name="P7"/>
      <text:p text:style-name="P8">=====&gt;<text:tab/>LERNING THING FOR DRIVER IMPLIMENTATION <text:tab/><text:tab/>&lt;=====</text:p>
      <text:p text:style-name="P8"><text:a xlink:type="simple" xlink:href="https://sysplay.in/blog/linux-kernel-internals/" text:style-name="Internet_20_link" text:visited-style-name="Visited_20_Internet_20_Link">https://sysplay.in/blog/linux-kernel-internals/</text:a> <text:s text:c="2"/>i read this link and <text:s/>LLD3 book for Wait Queues</text:p>
      <text:p text:style-name="P9"><text:span text:style-name="T13">1.</text:span>Wait Queues:-</text:p>
      <text:p text:style-name="P8"/>
      <text:p text:style-name="P5"><text:span text:style-name="T13"><text:tab/></text:span>Wait queue is a mechanism provided in kernel to implement the wait. wait queue is the list of processes waiting for an event.<text:span text:style-name="T13"><text:tab/></text:span></text:p>
      <text:p text:style-name="P25">#include &lt;linux/wait.h&gt;</text:p>
      <text:p text:style-name="Preformatted_20_Text">// Data structure: wait_queue_head_t</text:p>
      <text:p text:style-name="Preformatted_20_Text">// Created statically </text:p>
      <text:p text:style-name="P24">DECLARE_WAIT_QUEUE_HEAD(wait_queue_name);</text:p>
      <text:p text:style-name="Preformatted_20_Text">// Created dynamically</text:p>
      <text:p text:style-name="P24">wait_queue_head_t my_queue;</text:p>
      <text:p text:style-name="P31">init_waitqueue_head(&amp;my_queue);</text:p>
      <text:p text:style-name="P5">Once the wait queue is initialized, next step is to add our process to wait queue.</text:p>
      <text:p text:style-name="P23">// APIs for Waiting</text:p>
      <text:p text:style-name="P24"><text:span text:style-name="T13">=&gt; </text:span>wait_event(queue, condition);</text:p>
      <text:p text:style-name="P24"><text:span text:style-name="T15">=&gt;</text:span><text:span text:style-name="T13"> </text:span>wait_event_interruptible(queue, condition);</text:p>
      <text:p text:style-name="P24"><text:span text:style-name="T13">=&gt; </text:span>wait_event_timeout(queue, condition, timeout);</text:p>
      <text:p text:style-name="P31"><text:span text:style-name="T13">=&gt; </text:span>wait_event_interruptible_timeout(queue, condition, timeout);</text:p>
      <text:p text:style-name="P5"><text:span text:style-name="T13"><text:tab/>T</text:span>here are two variants –<text:span text:style-name="Emphasis"><text:span text:style-name="T14">wait_event()</text:span></text:span> and<text:span text:style-name="Emphasis"><text:span text:style-name="T14"> </text:span></text:span><text:span text:style-name="Emphasis"><text:span text:style-name="T26">wait_event_timeout</text:span></text:span><text:span text:style-name="Emphasis"><text:span text:style-name="T14">()</text:span></text:span>. The former is used for waiting for an event as usual, but the latter can be used to wait for an event with timeout.</text:p>
      <text:p text:style-name="P5">if the requirement is to wait for an event till <text:span text:style-name="T14">5 milliseconds,</text:span> after which we need to timeout.</text:p>
      <text:p text:style-name="P5"/>
      <text:p text:style-name="P5"><text:span text:style-name="T13">Wake up the waiting events :- </text:span><text:span text:style-name="Emphasis"><text:span text:style-name="T14">wake_up()</text:span></text:span><text:span text:style-name="T14"> </text:span>family of APIs</text:p>
      <text:p text:style-name="P5"/>
      <text:p text:style-name="P23">// Wakes up all the processes waiting on the queue</text:p>
      <text:p text:style-name="P24"><text:span text:style-name="T13">=&gt; </text:span>wake_up(wake_queue_head_t *);</text:p>
      <text:p text:style-name="Preformatted_20_Text">// Wakes up only the processes performing the interruptible sleep</text:p>
      <text:p text:style-name="P31"><text:span text:style-name="T15">=&gt;</text:span><text:span text:style-name="T13"> </text:span>wake_up_interruptible(wait_queue_head_t *);</text:p>
      <text:p text:style-name="P8"><text:a xlink:type="simple" xlink:href="http://www.linuxjournal.com/node/8144/print" text:style-name="Internet_20_link" text:visited-style-name="Visited_20_Internet_20_Link">http://www.linuxjournal.com/node/8144/print</text:a> <text:s/>For Kernel threads i gothrough this link. </text:p>
      <text:p text:style-name="P5"/>
      <text:p text:style-name="P23">Lesson 1: Spin locks</text:p>
      <text:p text:style-name="Preformatted_20_Text"/>
      <text:p text:style-name="Preformatted_20_Text">The most basic primitive for locking is spinlock.</text:p>
      <text:p text:style-name="Preformatted_20_Text"/>
      <text:p text:style-name="Preformatted_20_Text">static DEFINE_SPINLOCK(xxx_lock);</text:p>
      <text:p text:style-name="Preformatted_20_Text"/>
      <text:p text:style-name="Preformatted_20_Text"><text:s text:c="8"/>unsigned long flags;</text:p>
      <text:p text:style-name="Preformatted_20_Text"/>
      <text:p text:style-name="Preformatted_20_Text"><text:s text:c="8"/><text:span text:style-name="T30">spin_lock_irqsave(&amp;xxx_lock, flags);</text:span></text:p>
      <text:p text:style-name="Preformatted_20_Text"><text:s text:c="8"/>... critical section here ..</text:p>
      <text:p text:style-name="Preformatted_20_Text"><text:s text:c="8"/><text:span text:style-name="T30">spin_unlock_irqrestore(&amp;xxx_lock, flags);</text:span></text:p>
      <text:p text:style-name="Preformatted_20_Text"><text:soft-page-break/></text:p>
      <text:p text:style-name="Text_20_body"><text:span text:style-name="Source_20_Text">spin_lock_irqsave</text:span> is basically used to <text:span text:style-name="T30">save</text:span> the<text:span text:style-name="T30"> interrupt state</text:span> <text:span text:style-name="T30">before taking the spin lock</text:span>, this is because spin lock disables the interrupt, when the lock is taken in interrupt context, and r<text:span text:style-name="T30">e-enables it when while unlocking</text:span>. The interrupt state is saved so that it should <text:span text:style-name="T30">reinstate</text:span> the <text:span text:style-name="T30">interrupts</text:span> <text:span text:style-name="T30">again</text:span>. </text:p>
      <text:p text:style-name="Text_20_body">Example:</text:p>
      <text:list xml:id="list6673809142357470973" text:style-name="L1">
        <text:list-item>
          <text:p text:style-name="P52">Lets say interrupt x was disabled before spin lock was acquired </text:p>
        </text:list-item>
        <text:list-item>
          <text:p text:style-name="P52"><text:span text:style-name="Source_20_Text">spin_lock_irq</text:span> will disable the interrupt x and take the the lock </text:p>
        </text:list-item>
        <text:list-item>
          <text:p text:style-name="P51"><text:span text:style-name="Source_20_Text">spin_unlock_irq</text:span> will enable the interrupt x. </text:p>
        </text:list-item>
      </text:list>
      <text:p text:style-name="Text_20_body">So in the 3rd step above after releasing the lock we will have interrupt x enabled which was earlier disabled before the lock was acquired.</text:p>
      <text:p text:style-name="Text_20_body">So only when you are sure that interrupts are not disabled only then you should <text:span text:style-name="Source_20_Text">spin_lock_irq</text:span> otherwise you should always use <text:span text:style-name="Source_20_Text">spin_lock_irqsave</text:span></text:p>
      <text:p text:style-name="Preformatted_20_Text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File pointer:</text:p>
      <text:p text:style-name="P13"/>
      <text:p text:style-name="P13">Fixing the Address Space:-</text:p>
      <text:p text:style-name="Text_20_body"><text:tab/>To handle this address space mismatch, use the <text:span text:style-name="T27">functions</text:span> <text:span text:style-name="T26">get_fs(</text:span><text:span text:style-name="T17">) </text:span>and<text:span text:style-name="T17"> </text:span><text:span text:style-name="T26">set_fs().</text:span> These functions <text:span text:style-name="T17">modify the current process address limits </text:span>to whatever the caller wants.</text:p>
      <text:p text:style-name="P29">set_fs(KERNEL_DS);</text:p>
      <text:p text:style-name="Text_20_body">The only two valid options for the <text:span text:style-name="T26">set_fs() </text:span>function are<text:span text:style-name="T26"> KERNEL_DS</text:span> and <text:span text:style-name="T26">USER_DS</text:span>, roughly standing for <text:span text:style-name="T26">kernel data segment</text:span> and<text:span text:style-name="T26"> user data segment,</text:span> respectively. </text:p>
      <text:p text:style-name="P5"/>
      <text:p text:style-name="P27">#include &lt;linux/kernel.h&gt;</text:p>
      <text:p text:style-name="P26">#include &lt;linux/init.h&gt;</text:p>
      <text:p text:style-name="P26">#include &lt;linux/module.h&gt;</text:p>
      <text:p text:style-name="P26">#include &lt;linux/syscalls.h&gt;</text:p>
      <text:p text:style-name="P26">#include &lt;linux/file.h&gt;</text:p>
      <text:p text:style-name="P26">#include &lt;linux/fs.h&gt;</text:p>
      <text:p text:style-name="P26">#include &lt;linux/fcntl.h&gt;</text:p>
      <text:p text:style-name="P26">#include &lt;asm/uaccess.h&gt;</text:p>
      <text:p text:style-name="P26"/>
      <text:p text:style-name="P26">static void write_file(char *filename, char *data)</text:p>
      <text:p text:style-name="P26">{</text:p>
      <text:p text:style-name="P26"><text:s text:c="2"/>struct file *file;</text:p>
      <text:p text:style-name="P26"><text:s text:c="2"/>loff_t pos = 0;</text:p>
      <text:p text:style-name="P26"><text:s text:c="2"/>int fd;</text:p>
      <text:p text:style-name="P26"/>
      <text:p text:style-name="P26"><text:s/><text:span text:style-name="T28"><text:s/>mm_segment_t old_fs = get_fs();</text:span></text:p>
      <text:p text:style-name="P28"><text:s text:c="2"/>set_fs(KERNEL_DS);</text:p>
      <text:p text:style-name="P26"/>
      <text:p text:style-name="P26"><text:s text:c="2"/>fd = sys_open(filename, O_WRONLY|O_CREAT, 0644);</text:p>
      <text:p text:style-name="P26"><text:soft-page-break/><text:s text:c="2"/>if (fd &gt;= 0) {</text:p>
      <text:p text:style-name="P26"><text:s text:c="4"/>sys_write(fd, data, strlen(data));</text:p>
      <text:p text:style-name="P26"><text:s text:c="4"/>file = fget(fd);</text:p>
      <text:p text:style-name="P26"><text:s text:c="4"/>if (file) {</text:p>
      <text:p text:style-name="P26"><text:s text:c="6"/>vfs_write(file, data, strlen(data), &amp;pos);</text:p>
      <text:p text:style-name="P26"><text:s text:c="6"/>fput(file);</text:p>
      <text:p text:style-name="P26"><text:s text:c="4"/>}</text:p>
      <text:p text:style-name="P26"><text:s text:c="2"/><text:span text:style-name="T28"><text:s text:c="2"/>sys_close(fd);</text:span></text:p>
      <text:p text:style-name="P26"><text:s text:c="2"/>}</text:p>
      <text:p text:style-name="P26"><text:s text:c="2"/><text:span text:style-name="T28">set_fs(old_fs);</text:span></text:p>
      <text:p text:style-name="P26">}</text:p>
      <text:p text:style-name="P26"/>
      <text:p text:style-name="P26">static int __init init(void)</text:p>
      <text:p text:style-name="P26">{</text:p>
      <text:p text:style-name="P26"><text:s text:c="2"/>write_file("/tmp/test", "Evil file.\n");</text:p>
      <text:p text:style-name="P26"><text:s text:c="2"/>return 0;</text:p>
      <text:p text:style-name="P26">}</text:p>
      <text:p text:style-name="P26"/>
      <text:p text:style-name="P26">static void __exit exit(void)</text:p>
      <text:p text:style-name="P26">{ }</text:p>
      <text:p text:style-name="P26"/>
      <text:p text:style-name="P26">MODULE_LICENSE("GPL");</text:p>
      <text:p text:style-name="P26">module_init(init);</text:p>
      <text:p text:style-name="P33">module_exit(exit);</text:p>
      <text:p text:style-name="P16"/>
      <text:h text:style-name="P36" text:outline-level="2">APIs for creating the Kernel thread</text:h>
      <text:p text:style-name="P5"/>
      <text:p text:style-name="P23"/>
      <text:p text:style-name="P23">#include &lt;kthread.h&gt;</text:p>
      <text:p text:style-name="P32">kthread_create(int (*function)(void *data), void *data, const char name[], ...)</text:p>
      <text:p text:style-name="P5"/>
      <text:p text:style-name="P22"><text:span text:style-name="Strong_20_Emphasis"><text:span text:style-name="T23">Parameters:</text:span></text:span><text:line-break/>function – The function that the thread has to execute<text:line-break/>data – The ‘data’ to be passed to the function<text:line-break/>name – The name by which the process will be recognized in the kernel</text:p>
      <text:p text:style-name="Text_20_body"><text:span text:style-name="Strong_20_Emphasis"><text:span text:style-name="T23">Retuns:</text:span></text:span> Pointer to a structure of type task_struct</text:p>
      <text:p text:style-name="P5">when we create the thread with <text:span text:style-name="Emphasis">kthread_create(),</text:span> it creates the thread in sleep state and thus nothing is executed. So, how do we wake up the thread. We have a API <text:span text:style-name="Emphasis">wake_up_process()</text:span></text:p>
      <text:p text:style-name="P5"/>
      <text:p text:style-name="P23">// Module Initialization</text:p>
      <text:p text:style-name="P35">static struct task_struct *thread_st;</text:p>
      <text:p text:style-name="P35">{</text:p>
      <text:p text:style-name="P35"><text:s text:c="2"/>  printk(KERN_INFO "Creating Thread\n");</text:p>
      <text:p text:style-name="P35"><text:s text:c="4"/>//Create the kernel thread with name 'mythread'</text:p>
      <text:p text:style-name="P35"><text:s text:c="2"/>  thread_st = <text:span text:style-name="T24">kthread_create(thread_fn, NULL, "mythread");</text:span></text:p>
      <text:p text:style-name="P35"><text:s text:c="2"/>  if (thread_st)</text:p>
      <text:p text:style-name="P35"><text:s text:c="4"/>{</text:p>
      <text:p text:style-name="P35"><text:s text:c="4"/>  <text:s text:c="2"/>printk("Thread Created successfully\n");</text:p>
      <text:p text:style-name="P35"><text:s text:c="7"/><text:span text:style-name="T24"><text:s/>wake_up_process(thread_st);</text:span></text:p>
      <text:p text:style-name="P35"><text:s text:c="4"/>}</text:p>
      <text:p text:style-name="P35">  <text:s text:c="2"/>else</text:p>
      <text:p text:style-name="P35">    <text:s text:c="4"/>printk(KERN_INFO "Thread creation failed\n");</text:p>
      <text:p text:style-name="P35"><text:s text:c="2"/>  return 0;</text:p>
      <text:p text:style-name="P34">}</text:p>
      <text:p text:style-name="P5"><text:soft-page-break/>As you might notice, <text:span text:style-name="Emphasis">wake_up_process()</text:span> takes pointer to <text:span text:style-name="Emphasis">task_struct</text:span> as an argument, which in turn is returned from <text:span text:style-name="Emphasis">kthread_create().</text:span></text:p>
      <text:p text:style-name="P5"/>
      <text:p text:style-name="P5"/>
      <text:p text:style-name="P5"/>
      <text:p text:style-name="P5">As seen, running a thread is a two step process – First create a thread and wake it up using <text:span text:style-name="Emphasis">wake_up_process().</text:span> However, kernel provides an API, which <text:span text:style-name="T19">performs both these steps in one go</text:span><text:span text:style-name="T17"> </text:span>as<text:span text:style-name="Emphasis"> <text:s/></text:span></text:p>
      <text:p text:style-name="P23">#include &lt;kthread.h&gt;</text:p>
      <text:p text:style-name="P32">kthread_run(int (*function)(void *data), void *data, const char name[], ...)</text:p>
      <text:p text:style-name="P22"><text:span text:style-name="Strong_20_Emphasis"><text:span text:style-name="T23">Parameters:</text:span></text:span><text:line-break/>function – The function that the thread has to execute<text:line-break/>data – The ‘data’ to be passed to the function<text:line-break/>name – The name by which the process will be recognized in the kernel</text:p>
      <text:p text:style-name="Text_20_body"><text:span text:style-name="Strong_20_Emphasis"><text:span text:style-name="T23">Returns:</text:span></text:span> Pointer to a structure of type task_struct</text:p>
      <text:p text:style-name="Text_20_body">So, just replace the <text:span text:style-name="Emphasis">kthread_create()</text:span> and <text:span text:style-name="Emphasis">wake_up_process()</text:span> calls in above code with kthread_run and you will notice that thread starts running immediately.</text:p>
      <text:h text:style-name="P36" text:outline-level="2">Stopping the Kernel Thread</text:h>
      <text:p text:style-name="P23">#include &lt;linux/kthread.h&gt;</text:p>
      <text:p text:style-name="P32">int kthread_stop(struct task_struct *k);</text:p>
      <text:p text:style-name="P22"><text:span text:style-name="Strong_20_Emphasis"><text:span text:style-name="T23">Parameters:</text:span></text:span><text:line-break/>k – pointer to the task structure of the thread to be stopped</text:p>
      <text:p text:style-name="Text_20_body"><text:span text:style-name="Strong_20_Emphasis"><text:span text:style-name="T23">Returns:</text:span></text:span>  The result of the function executed by the thread, -EINTR, if <text:span text:style-name="Emphasis">wake_up_process() </text:span>was never called.</text:p>
      <text:p text:style-name="Text_20_body">Below is the code snippet which uses <text:span text:style-name="Emphasis">kthread_stop()</text:span>:</text:p>
      <text:p text:style-name="P5"><text:span text:style-name="Emphasis"><text:span text:style-name="T17"/></text:span></text:p>
      <text:p text:style-name="P15">From 12-Feb-2018 to 09-March-2018 I have try this many methods </text:p>
      <text:p text:style-name="P37">- I am using struture pointer for getting the video data,</text:p>
      <text:p text:style-name="P37">- I am using single pointer to capture the video data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roman" svg:font-family="'Times newroman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2:28:15.005242845</meta:creation-date>
    <dc:date>2018-04-11T12:41:05.444619619</dc:date>
    <meta:editing-duration>PT13H10M59S</meta:editing-duration>
    <meta:editing-cycles>25</meta:editing-cycles>
    <meta:generator>LibreOffice/5.1.4.2$Linux_X86_64 LibreOffice_project/10m0$Build-2</meta:generator>
    <meta:document-statistic meta:table-count="0" meta:image-count="0" meta:object-count="0" meta:page-count="6" meta:paragraph-count="188" meta:word-count="1357" meta:character-count="9267" meta:non-whitespace-character-count="7852"/>
  </office:meta>
</office:document-meta>
</file>